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ýběr brýlí, které vyhovují vaší osobnosti a životnímu stylu</text:p>
      <text:p text:style-name="Standard"/>
      <text:p text:style-name="Standard">Protože vás lidé obecně rozpoznávají podle vašeho obličeje, brýle, které nosíte, jsou skutečnou součástí vaší identity.</text:p>
      <text:p text:style-name="Standard"/>
      <text:p text:style-name="Standard">Ať už chcete vypadat sofistikovaně, zábavně, mladistvě, konzervativně nebo s ohledem na styl, správné brýle vám pomohou utvářet, jak jste vnímáni. </text:p>
      <text:p text:style-name="Standard">Pokud se rozhodnete nosit jen jeden pár brýlí na vše, co děláte, i to o vás něco vypovídá!</text:p>
      <text:p text:style-name="Standard"/>
      <text:p text:style-name="Standard">Co o vás říkají vaše brýle?</text:p>
      <text:p text:style-name="Standard">Dioptrické brýle mohou lidem pomoci vidět vás skutečně, nebo mohou pomoci vytvořit požadovaný obrázek. Klíčem je najít správné rámy brýlí, které odpovídají vaší osobnosti a životnímu stylu.</text:p>
      <text:p text:style-name="Standard"/>
      <text:p text:style-name="Standard"/>
      <text:p text:style-name="Standard">Hledáte perfektní brýle?</text:p>
      <text:p text:style-name="Standard">Brýle dělají víc než jen zlepšují vaši vizi - jsou rozšířením vaší osobnosti! </text:p>
      <text:p text:style-name="Standard">Prvním krokem je zvážení různých aspektů vašeho života. Například jaký typ práce děláte? A když nejste v práci, jaký druh volného času nebo jiné aktivity vás baví?</text:p>
      <text:p text:style-name="Standard"/>
      <text:p text:style-name="Standard">Jste výkonný pracovník, vlastník firmy nebo profesionál v oblasti proškolování? Možná jste aktivním outdoorovým nadšencem, zaneprázdněnou matkou, seniorem v důchodu nebo studentem? Nebo jste možná kreativní člověk, například umělec nebo spisovatel.</text:p>
      <text:p text:style-name="Standard"/>
      <text:p text:style-name="Standard">Každý může vybírat z více než jednoho <text:s/>druhů brýlí, stejně jako my všichni potřebujeme více než jeden pár obuvi. Obecně platí, že nošení tenisek se společenským oblečením není vkusné. Podobnou chybou může být i nošení nesprávného typu brýlí.</text:p>
      <text:p text:style-name="Standard"/>
      <text:p text:style-name="Standard">1. Brýle pro seriózní práci</text:p>
      <text:p text:style-name="Standard">Chcete-li vnést důvěru mezi širokou škálu vašich obchodních klientů a kolegů, je obvykle nejlepší zůstat u konzervativních tvarů a barev rámečků. Zvažte tyto možnosti, jak zlepšit svůj profesionální image:</text:p>
      <text:p text:style-name="Standard">- Klasické tvary, jako jsou ovály, obdélníky a mandle</text:p>
      <text:p text:style-name="Standard">- Tradiční barvy zlata, stříbra, hnědé, šedé a černé</text:p>
      <text:p text:style-name="Standard">- V plastových rámech žádné jasné barvy ani neobvyklé tvary</text:p>
      <text:p text:style-name="Standard">- Materiály rámu z titanu nebo nerezové oceli jsou dobrou volbou, stejně jako bezrámečkové typy brýlí</text:p>
      <text:p text:style-name="Standard">- Pokud jde o barvy, stříbro, bronz, hnědá a černá jsou obecně dobrou volbou, protože se dobře hodí k nejrůznějším oblekům. Zlaté tóny, želví vzory a espresso jsou dobrou volbou pro obchodní oblečení pro ženy i muže.</text:p>
      <text:p text:style-name="Standard"/>
      <text:p text:style-name="Standard">2. Brýle pro kreativní a módní typy</text:p>
      <text:p text:style-name="Standard">Jedním ze způsobů, jak ukázat svou kreativní, módní stránku, jsou moderní a klasické tvary v silnějších a větších plastových rámech.</text:p>
      <text:p text:style-name="Standard">Vícebarevné lamináty jsou další možností, stejně jako atraktivnější barvy (například modrá nebo fialová).</text:p>
      <text:p text:style-name="Standard">Další populární módní volbou jsou retro nebo vintage styly rámečků. Aktualizované verze klasických tvarů rámečků s čerstvými barvami, materiály a povrchovými úpravami nikdy nevypadnou z módy.</text:p>
      <text:p text:style-name="Standard"/>
      <text:p text:style-name="Standard">3. Brýle pro dnešní seniory</text:p>
      <text:p text:style-name="Standard"><text:soft-page-break/>To, že máte více než 50 let, nebo se blížíte důchodovému věku, ještě neznamená, že musíte nosit drsné staromódní brýle. </text:p>
      <text:p text:style-name="Standard">A muži: zbavte se těch obrovských kovových rámečků, které dominují vaší tváři a ukazují váš věk!</text:p>
      <text:p text:style-name="Standard">Svěží styl brýlí může poskytnout mladistvější vzhled ženám i mužům. Tvary jako měkké obdélníky pro muže a kočičí očí pro ženy jsou dobrou volbou.</text:p>
      <text:p text:style-name="Standard">Také rámečky s vysoce lesklým povrchem oživí tvář. Obecně se vyhýbejte rámečkům s matným povrchem v šedé, černé nebo jiných tmavých barvách.</text:p>
      <text:p text:style-name="Standard"/>
      <text:p text:style-name="Standard">4. Brýle pro studenty</text:p>
      <text:p text:style-name="Standard">Ať už studujete obchod, strojírenství, umění nebo francouzskou literaturu, vysoká škola je čas na rozvoj své vlastní identity - a předvedení svého stylu.</text:p>
      <text:p text:style-name="Standard">Možná vás zajímá podivínský retro vzhled? Moderní rámeček se spoustou barev? Střízlivý, intelektuální styl?</text:p>
      <text:p text:style-name="Standard">Neobvyklé tvary, jasné barvy, větší velikosti a zajímavé detaily, jako jsou barevné laminace - možnosti jsou nekonečné. Nebojte se vyjádřit se během této vzrušující doby svého života.</text:p>
      <text:p text:style-name="Standard"/>
      <text:p text:style-name="Standard">5. Brýle pro zaneprázdněnou mámu nebo tátu</text:p>
      <text:p text:style-name="Standard">Pro zaneprázdněné maminky a otce, kteří nemají čas nebo chuť sledovat nejnovější módní trendy, je pro většinu příležitostí často tou nejlepší volbou základní, ale stylová dvojice brýlí. Rámy s oválnými a měkkými obdélníkovými tvary jsou velmi funkční a stále vypadají skvěle.</text:p>
      <text:p text:style-name="Standard">V závislosti na vašem osobním stylu můžete zvolit zesílení módního efektu základního tvaru pomocí detailů, jako jsou kovové akcenty připomínající šperky nebo rozpoznatelná návrhářská loga. Zajímavé barvy také přidávají módní nádech základnímu rámu.</text:p>
      <text:p text:style-name="Standard"/>
      <text:p text:style-name="Standard">6. Brýle pro víkendového sportovce</text:p>
      <text:p text:style-name="Standard">Většina dospělých žije dvojí život - svůj běžný pracovní den 9 až 5 ve všední den a (často) aktivnější život o víkendech.</text:p>
      <text:p text:style-name="Standard">Stejně jako společenské boty jsou nevhodným obutím pro tělocvičnu, brýle, které nosíte při práci, mohou být špatnou volbou pro sport a aktivní činnosti.</text:p>
      <text:p text:style-name="Standard">Pro nejlepší pohodlí a bezpečnost při aktivním nošení i ve volném čase si vyberte alespoň jeden pár slunečních brýlí, sportovních brýlí nebo dokonce jen ležérnější rámeček brýlí se sportovním podtextem.</text:p>
      <text:p text:style-name="Standard">Sportovní vzhled může zahrnovat jasné barvy, vzory a moderní kombinace kovových a plastových materiálů.</text:p>
      <text:p text:style-name="Standard">Pomůžeme vám vybrat ty nejlepší rámy brýlí pro vaše sportovní vyžití a potřeby aktivního životního stylu.</text:p>
      <text:p text:style-name="Standard"/>
      <text:p text:style-name="Standard">Několik poznámek k brýlovým čočkám</text:p>
      <text:p text:style-name="Standard">Ačkoli se tato diskuse týkala rámů, zde je několik důležitých poznámek o vašich brýlových čočkách:</text:p>
      <text:p text:style-name="Standard"/>
      <text:p text:style-name="Standard">Pro své čočky vždy zvolte antireflexní vrstvu. Povlak AR eliminuje nepříjemné odrazy, zlepšuje noční vidění a umožňuje lidem vidět vaše oči jasněji.</text:p>
      <text:p text:style-name="Standard"/>
      <text:p text:style-name="Standard">Pro tenčí, lehčí a atraktivnější čočky zvolte polykarbonátové nebo plastové čočky s vysokým indexem asférického designu. Polykarbonátové čočky jsou také nejlepší volbou pro sportovní brýle a ochranné brýle, protože jsou mnohem lehčí a odolnější proti nárazu než čočky vyrobené z jiných materiálů.</text:p>
      <text:p text:style-name="Standard"/>
      <text:p text:style-name="Standard">Fotochromatické čočky, které se automaticky ztmavují na slunci, jsou skvělou volbou, pokud trávíte čas venku a nechcete mít vždy s sebou sluneční brýle.</text:p>
      <text:p text:style-name="Standard"/>
      <text:p text:style-name="Standard"><text:soft-page-break/>Pokud je vám více než 40 let, proč inzerovat svůj věk pomocí bifokálních nebo trifokálních čoček? Bezšňůrové progresivní čočky poskytují jasné vidění na všechny vzdálenosti a starším dospělým dávají mladistvější vzhled.</text:p>
      <text:p text:style-name="Standard"/>
      <text:p text:style-name="Standard">Nakonec si uvědomte, že máte mnoho možností v brýlích a může to být matoucí. Požádejte o radu zkušeného optika nebo použijte jeden z mnoha online vyhledávačů rámečků a najděte rámečky a čočky, které vám pomohou vypadat a vidět to nejlepší.</text:p>
      <text:p text:style-name="Standard"/>
      <text:p text:style-name="Standard">Více článků:</text:p>
      <text:p text:style-name="Standard">https://www.allaboutvision.com/eyeglasses/accessorize.htm</text:p>
      <text:p text:style-name="Standard"/>
      <text:p text:style-name="Standard"/>
      <text:p text:style-name="Standard"/>
      <text:p text:style-name="Standard">Speciální brýle - brýle navržené speciálně pro určité úkoly</text:p>
      <text:p text:style-name="Standard"/>
      <text:p text:style-name="Standard">7. Počítačové brýle snižují digitální namáhání očí</text:p>
      <text:p text:style-name="Standard">Čím více času strávíte u počítače, tím více riskujete rozvoj namáhání očí a dalších příznaků syndromu počítačového vidění. Je to proto, že během používání počítače musí vaše oči zůstat soustředěné a po dlouhou dobu dokonale vyrovnány v určité vzdálenosti. Také prohlížení displeje počítače nebo jiného digitálního zařízení vyzařujícího světlo unavuje vaše oči rychleji než čtení knihy, časopisu nebo novin inkoustem na papíře.</text:p>
      <text:p text:style-name="Standard">Počítačové brýle jsou navrženy speciálně pro střední a blízké vzdálenosti, zóny, které jsou nejvíce spojeny s používáním počítače. Brýle specifické pro počítač vám poskytnou nejlepší korekci těchto vzdáleností a pomohou vám vyhnout se tomu, co se stává známému jako „digitální namáhání očí“ - únava očí a nepohodlí spojené s používáním počítačů, smartphonů a dalších digitálních zařízení.</text:p>
      <text:p text:style-name="Standard">Pomůžeme vám vybrat nejlepší design počítačových brýlí podle vašich vizuálních potřeb.</text:p>
      <text:p text:style-name="Standard">Ať už si vyberete jakýkoli design čoček, brýle vašeho počítače by měly obsahovat antireflexní vrstvu. Povlak AR eliminuje rušivé odrazy ve vašich čočkách, což může zvýšit riziko digitálního namáhání očí.</text:p>
      <text:p text:style-name="Standard">Zvažte také pro tyto brýle fotochromatické čočky. Tyto čočky citlivé na světlo chrání vaše oči před UV zářením a také poskytují dostatečnou ochranu před potenciálně nebezpečným vysokoenergetickým viditelným modrým světlem vyzařovaným počítači a digitálními zařízeními.</text:p>
      <text:p text:style-name="Standard"/>
      <text:p text:style-name="Standard"/>
      <text:p text:style-name="Standard"/>
      <text:p text:style-name="Standard">8. Sportovní brýle zvyšují výkon</text:p>
      <text:p text:style-name="Standard">Změnou odstínu čočky slunečních brýlí můžete zlepšit svou zrakovou ostrost na tenisovém kurtu, golfovém hřišti nebo na sjezdovce.</text:p>
      <text:p text:style-name="Standard">Specifické sportovní brýle mohou zvýšit výkon tím, že zlepší vizuální čistotu a zároveň chrání vaše oči před zraněním. V této kategorii najdete brýle i sluneční brýle s nárazuvzdorným polykarbonátem nebo čočkami Trivex.</text:p>
      <text:p text:style-name="Standard">Sportovní brýle, sportovní kontaktní čočky a ochranné sportovní brýle jsou skvělé možnosti pro sportovce.</text:p>
      <text:p text:style-name="Standard"/>
      <text:p text:style-name="Standard">9. Brýle pro řízení snižují oslnění</text:p>
      <text:p text:style-name="Standard">Brýle na řízení se dělí do dvou kategorií: sluneční brýle určené speciálně pro řízení a dioptrické brýle. Sluneční brýle pro řízení mají polarizované čočky, které snižují oslnění a usnadňují vidění na jasném slunečním světle.</text:p>
      <text:p text:style-name="Standard">Řidiči, kteří byli při nehodách, často tvrdí, že neviděli druhé auto nebo chodce kvůli oslnění odrážejícímu se od silnice nebo slunci v očích. A studie ukázaly, že oslnění může být příčinným faktorem při automobilových nehodách.</text:p>
      <text:p text:style-name="Standard"><text:soft-page-break/>Polarizované sluneční brýle snižují oslnění a usnadňují vidění za jasných podmínek a polarizované čočky tónované speciálně pro řízení zvyšují kontrast pro ostřejší vidění.</text:p>
      <text:p text:style-name="Standard">Dioptrické brýle na řízení by měly vždy obsahovat antireflexní vrstvu. Povlak AR snižuje oslnění od světla odrážejícího se od předního a zadního povrchu čoček a umožňuje více světla vstupovat do vašich očí pro lepší vidění při jízdě v noci.</text:p>
      <text:p text:style-name="Standard"/>
      <text:p text:style-name="Standard"/>
      <text:p text:style-name="Standard">10. Ochranné brýle chrání vaše oči</text:p>
      <text:p text:style-name="Standard">Mnoho lidí si kupuje speciální brýle pro zvýšení bezpečnosti očí. Tyto brýle mohou být ve formě bezpečnostních brýlí, sportovních brýlí nebo střeleckých brýlí.</text:p>
      <text:p text:style-name="Standard">Bezpečnostní brýle jsou vyrobeny z ultra odolných materiálů a poskytují větší krytí než běžné brýle, zejména když má rám obepínající design nebo obsahuje horní a boční štíty. Mnoho bezpečnostních rámů také obsahuje pružinové závěsy pro větší odolnost.</text:p>
      <text:p text:style-name="Standard">Všechny ochranné brýle by měly obsahovat lehké, nárazuvzdorné polykarbonátové nebo čočky Trivex pro pohodlí a vynikající ochranu očí.</text:p>
      <text:p text:style-name="Standard"/>
      <text:p text:style-name="Standard">11. Speciální brýle pro zábavu a módu</text:p>
      <text:p text:style-name="Standard">Možná chcete jednoduše více brýlí, abyste si své brýle mohli přizpůsobit různým oblečením nebo náladám.</text:p>
      <text:p text:style-name="Standard">Abychom vám pomohli najít rámy, které na vás budou vypadat nejlépe, přečtěte si naše články o přizpůsobení brýlí vaší osobnosti a životnímu stylu a výběru rámů, které doplní váš tvar a zbarvení obličej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cs" fo:country="CZ"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5T18:01:06.177820315</meta:creation-date>
    <dc:date>2021-01-25T18:01:43.504397007</dc:date>
    <meta:editing-duration>PT37S</meta:editing-duration>
    <meta:editing-cycles>1</meta:editing-cycles>
    <meta:document-statistic meta:table-count="0" meta:image-count="0" meta:object-count="0" meta:page-count="4" meta:paragraph-count="72" meta:word-count="1472" meta:character-count="9875" meta:non-whitespace-character-count="8471"/>
    <meta:generator>LibreOffice/6.0.7.3$Linux_X86_64 LibreOffice_project/00m0$Build-3</meta:generator>
  </office:meta>
</office:document-meta>
</file>